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2" style:family="paragraph" style:parent-style-name="Standard">
      <style:text-properties style:font-name="WenQuanYi Micro Hei" fo:font-size="12pt" officeooo:paragraph-rsid="0028cd77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paragraph-rsid="00342b4f" style:font-name-asian="WenQuanYi Micro Hei" style:font-size-asian="12pt" style:font-size-complex="12pt"/>
    </style:style>
    <style:style style:name="P4" style:family="paragraph" style:parent-style-name="Standard">
      <style:text-properties style:font-name="WenQuanYi Micro Hei" fo:font-size="12pt" officeooo:paragraph-rsid="003b3455" style:font-name-asian="WenQuanYi Micro Hei" style:font-size-asian="12pt" style:font-size-complex="12pt"/>
    </style:style>
    <style:style style:name="P5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style:font-size-asian="10pt" style:font-size-complex="10pt"/>
    </style:style>
    <style:style style:name="P6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officeooo:paragraph-rsid="004230c4" style:font-size-asian="10pt" style:font-size-complex="10pt"/>
    </style:style>
    <style:style style:name="P7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officeooo:paragraph-rsid="005b1d0d" style:font-size-asian="10pt" style:font-size-complex="10pt"/>
    </style:style>
    <style:style style:name="P8" style:family="paragraph" style:parent-style-name="Standard">
      <style:text-properties style:font-name="WenQuanYi Micro Hei" fo:font-size="12pt" officeooo:rsid="0054544b" officeooo:paragraph-rsid="0054544b" style:font-name-asian="WenQuanYi Micro Hei" style:font-size-asian="12pt" style:font-size-complex="12pt"/>
    </style:style>
    <style:style style:name="P9" style:family="paragraph" style:parent-style-name="Standard">
      <style:text-properties style:font-name="WenQuanYi Micro Hei" fo:font-size="12pt" officeooo:paragraph-rsid="0028cd77" style:font-name-asian="WenQuanYi Micro Hei" style:font-size-asian="12pt" style:font-size-complex="12pt"/>
    </style:style>
    <style:style style:name="P10" style:family="paragraph" style:parent-style-name="Standard">
      <style:text-properties style:font-name="WenQuanYi Micro Hei" fo:font-size="12pt" officeooo:paragraph-rsid="006a2ce7" style:font-name-asian="WenQuanYi Micro Hei" style:font-size-asian="12pt" style:font-size-complex="12pt"/>
    </style:style>
    <style:style style:name="P11" style:family="paragraph" style:parent-style-name="Standard">
      <style:text-properties style:font-name="WenQuanYi Micro Hei" fo:font-size="12pt" officeooo:paragraph-rsid="006c7ebd" style:font-name-asian="WenQuanYi Micro Hei" style:font-size-asian="12pt" style:font-size-complex="12pt"/>
    </style:style>
    <style:style style:name="P12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officeooo:rsid="005e70d5" officeooo:paragraph-rsid="005b1d0d" style:font-name-asian="WenQuanYi Micro Hei" style:font-size-asian="10pt" style:font-size-complex="10pt"/>
    </style:style>
    <style:style style:name="P13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officeooo:rsid="005e70d5" officeooo:paragraph-rsid="00680160" style:font-name-asian="WenQuanYi Micro Hei" style:font-size-asian="10pt" style:font-size-complex="10pt"/>
    </style:style>
    <style:style style:name="P14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officeooo:paragraph-rsid="006c1357" style:font-name-asian="WenQuanYi Micro Hei" style:font-size-asian="10pt" style:font-size-complex="10pt"/>
    </style:style>
    <style:style style:name="P15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officeooo:paragraph-rsid="0067373c" style:font-size-asian="10pt" style:font-size-complex="10pt"/>
    </style:style>
    <style:style style:name="T1" style:family="text">
      <style:text-properties officeooo:rsid="000a2f2f"/>
    </style:style>
    <style:style style:name="T2" style:family="text">
      <style:text-properties officeooo:rsid="000a7f2c"/>
    </style:style>
    <style:style style:name="T3" style:family="text">
      <style:text-properties officeooo:rsid="000b907e"/>
    </style:style>
    <style:style style:name="T4" style:family="text">
      <style:text-properties officeooo:rsid="000cea6f"/>
    </style:style>
    <style:style style:name="T5" style:family="text">
      <style:text-properties officeooo:rsid="000e8ccc"/>
    </style:style>
    <style:style style:name="T6" style:family="text">
      <style:text-properties officeooo:rsid="000fc90c"/>
    </style:style>
    <style:style style:name="T7" style:family="text">
      <style:text-properties officeooo:rsid="00115b3a"/>
    </style:style>
    <style:style style:name="T8" style:family="text">
      <style:text-properties officeooo:rsid="0011b38a"/>
    </style:style>
    <style:style style:name="T9" style:family="text">
      <style:text-properties officeooo:rsid="00136c1e"/>
    </style:style>
    <style:style style:name="T10" style:family="text">
      <style:text-properties officeooo:rsid="0014bfd0"/>
    </style:style>
    <style:style style:name="T11" style:family="text">
      <style:text-properties officeooo:rsid="0015770b"/>
    </style:style>
    <style:style style:name="T12" style:family="text">
      <style:text-properties officeooo:rsid="0018a60c"/>
    </style:style>
    <style:style style:name="T13" style:family="text">
      <style:text-properties officeooo:rsid="00196bea"/>
    </style:style>
    <style:style style:name="T14" style:family="text">
      <style:text-properties officeooo:rsid="001ae4e1"/>
    </style:style>
    <style:style style:name="T15" style:family="text">
      <style:text-properties officeooo:rsid="001bbc07"/>
    </style:style>
    <style:style style:name="T16" style:family="text">
      <style:text-properties officeooo:rsid="001cd10b"/>
    </style:style>
    <style:style style:name="T17" style:family="text">
      <style:text-properties officeooo:rsid="001d16e8"/>
    </style:style>
    <style:style style:name="T18" style:family="text">
      <style:text-properties officeooo:rsid="001f2b98"/>
    </style:style>
    <style:style style:name="T19" style:family="text">
      <style:text-properties officeooo:rsid="001fe0c5"/>
    </style:style>
    <style:style style:name="T20" style:family="text">
      <style:text-properties officeooo:rsid="00227ace"/>
    </style:style>
    <style:style style:name="T21" style:family="text">
      <style:text-properties officeooo:rsid="002343f4"/>
    </style:style>
    <style:style style:name="T22" style:family="text">
      <style:text-properties officeooo:rsid="00266d5e"/>
    </style:style>
    <style:style style:name="T23" style:family="text">
      <style:text-properties officeooo:rsid="0026ae64"/>
    </style:style>
    <style:style style:name="T24" style:family="text">
      <style:text-properties officeooo:rsid="00284f3d"/>
    </style:style>
    <style:style style:name="T25" style:family="text">
      <style:text-properties officeooo:rsid="0028cd77"/>
    </style:style>
    <style:style style:name="T26" style:family="text">
      <style:text-properties officeooo:rsid="002b65f8"/>
    </style:style>
    <style:style style:name="T27" style:family="text">
      <style:text-properties officeooo:rsid="002dad08"/>
    </style:style>
    <style:style style:name="T28" style:family="text">
      <style:text-properties officeooo:rsid="002f71c4"/>
    </style:style>
    <style:style style:name="T29" style:family="text">
      <style:text-properties officeooo:rsid="0030b731"/>
    </style:style>
    <style:style style:name="T30" style:family="text">
      <style:text-properties officeooo:rsid="00342b4f"/>
    </style:style>
    <style:style style:name="T31" style:family="text">
      <style:text-properties officeooo:rsid="003507de"/>
    </style:style>
    <style:style style:name="T32" style:family="text">
      <style:text-properties officeooo:rsid="00356195"/>
    </style:style>
    <style:style style:name="T33" style:family="text">
      <style:text-properties officeooo:rsid="0035f5ca"/>
    </style:style>
    <style:style style:name="T34" style:family="text">
      <style:text-properties officeooo:rsid="00374238"/>
    </style:style>
    <style:style style:name="T35" style:family="text">
      <style:text-properties officeooo:rsid="003a0851"/>
    </style:style>
    <style:style style:name="T36" style:family="text">
      <style:text-properties officeooo:rsid="003b3455"/>
    </style:style>
    <style:style style:name="T37" style:family="text">
      <style:text-properties officeooo:rsid="003c0a34"/>
    </style:style>
    <style:style style:name="T38" style:family="text">
      <style:text-properties officeooo:rsid="003e3b22"/>
    </style:style>
    <style:style style:name="T39" style:family="text">
      <style:text-properties officeooo:rsid="00433b8f"/>
    </style:style>
    <style:style style:name="T40" style:family="text">
      <style:text-properties officeooo:rsid="0044d2c9"/>
    </style:style>
    <style:style style:name="T41" style:family="text">
      <style:text-properties officeooo:rsid="0045fe3d"/>
    </style:style>
    <style:style style:name="T42" style:family="text">
      <style:text-properties officeooo:rsid="004757b3"/>
    </style:style>
    <style:style style:name="T43" style:family="text">
      <style:text-properties officeooo:rsid="00487202"/>
    </style:style>
    <style:style style:name="T44" style:family="text">
      <style:text-properties officeooo:rsid="004a58df"/>
    </style:style>
    <style:style style:name="T45" style:family="text">
      <style:text-properties officeooo:rsid="004a7f90"/>
    </style:style>
    <style:style style:name="T46" style:family="text">
      <style:text-properties officeooo:rsid="004b7a61"/>
    </style:style>
    <style:style style:name="T47" style:family="text">
      <style:text-properties officeooo:rsid="004e0497"/>
    </style:style>
    <style:style style:name="T48" style:family="text">
      <style:text-properties officeooo:rsid="004e285c"/>
    </style:style>
    <style:style style:name="T49" style:family="text">
      <style:text-properties officeooo:rsid="004eceee"/>
    </style:style>
    <style:style style:name="T50" style:family="text">
      <style:text-properties officeooo:rsid="0058c7b7"/>
    </style:style>
    <style:style style:name="T51" style:family="text">
      <style:text-properties officeooo:rsid="005e70d5"/>
    </style:style>
    <style:style style:name="T52" style:family="text">
      <style:text-properties officeooo:rsid="005f96ed"/>
    </style:style>
    <style:style style:name="T53" style:family="text">
      <style:text-properties officeooo:rsid="006044bf"/>
    </style:style>
    <style:style style:name="T54" style:family="text">
      <style:text-properties officeooo:rsid="00680160"/>
    </style:style>
    <style:style style:name="T55" style:family="text">
      <style:text-properties officeooo:rsid="00692069"/>
    </style:style>
    <style:style style:name="T56" style:family="text">
      <style:text-properties officeooo:rsid="006a2ce7"/>
    </style:style>
    <style:style style:name="T57" style:family="text">
      <style:text-properties officeooo:rsid="006bd531"/>
    </style:style>
    <style:style style:name="T58" style:family="text">
      <style:text-properties officeooo:rsid="006c1357"/>
    </style:style>
    <style:style style:name="T59" style:family="text">
      <style:text-properties officeooo:rsid="006c7ebd"/>
    </style:style>
    <style:style style:name="T60" style:family="text">
      <style:text-properties officeooo:rsid="006eb0f9"/>
    </style:style>
    <style:style style:name="T61" style:family="text">
      <style:text-properties officeooo:rsid="006f972e"/>
    </style:style>
    <style:style style:name="T62" style:family="text">
      <style:text-properties officeooo:rsid="00722240"/>
    </style:style>
    <style:style style:name="T63" style:family="text">
      <style:text-properties officeooo:rsid="00723787"/>
    </style:style>
    <style:style style:name="T64" style:family="text">
      <style:text-properties officeooo:rsid="0072c053"/>
    </style:style>
    <style:style style:name="T65" style:family="text">
      <style:text-properties fo:font-weight="bold" officeooo:rsid="000fc90c" style:font-weight-asian="bold" style:font-weight-complex="bold"/>
    </style:style>
    <style:style style:name="T66" style:family="text">
      <style:text-properties fo:font-weight="bold" officeooo:rsid="001bbc07" style:font-weight-asian="bold" style:font-weight-complex="bold"/>
    </style:style>
    <style:style style:name="T67" style:family="text">
      <style:text-properties officeooo:rsid="0074e2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什么<text:span text:style-name="T1">是</text:span>Qt Resource系统<text:span text:style-name="T1">？简单的说</text:span><text:span text:style-name="T2">，就是在可执行程序中存储binary文件</text:span><text:span text:style-name="T3">，而且还是与平台无关的</text:span><text:span text:style-name="T4">。</text:span></text:p>
      <text:p text:style-name="P1"><text:span text:style-name="T5">与Qt Resource系统密切相关的有三个法宝</text:span><text:span text:style-name="T6">，分别是qmake、rcc、QFile。</text:span></text:p>
      <text:p text:style-name="P1"><text:span text:style-name="T65">qmake</text:span><text:span text:style-name="T6">是一种编译工具</text:span><text:span text:style-name="T7">，根据developer创建的工程文件</text:span><text:span text:style-name="T8">，自动生成MakeFile</text:span><text:span text:style-name="T9">，简化了编译过程</text:span><text:span text:style-name="T11">。</text:span><text:span text:style-name="T16">qmake提供了moc和uic编译规则</text:span><text:span text:style-name="T17">，专门用来支持</text:span><text:span text:style-name="T16">Qt开发，其中moc是Qt元对象编译器</text:span><text:span text:style-name="T18">Meta Object Compiler</text:span><text:span text:style-name="T19">，uic是Qt的UI编译器User Interface Compiler</text:span><text:span text:style-name="T20">。</text:span><text:span text:style-name="T11">qmake不仅</text:span><text:span text:style-name="T9">跨平台</text:span><text:span text:style-name="T10">，而且适用于其它非Qt编写的软件工程</text:span><text:span text:style-name="T12">，具体用法可参考如下网址</text:span><text:span text:style-name="T13">：</text:span><text:a xlink:type="simple" xlink:href="http://doc.qt.io/qt-5/qmake-manual.html"><text:span text:style-name="T14">http://doc.qt.io/qt-5/qmake-manual.html</text:span></text:a></text:p>
      <text:p text:style-name="P2"><text:span text:style-name="T66">rcc</text:span><text:span text:style-name="T15">即Resource Compiler</text:span><text:span text:style-name="T21">，在Qt应用程序编译过程中嵌入Resource</text:span><text:span text:style-name="T22">，其后缀是</text:span><text:span text:style-name="T23">.qrc，编译时会生成对应的C</text:span><text:span text:style-name="T25">++源文件，</text:span><text:span text:style-name="T23">比如说有一个Spring.qrc文件</text:span><text:span text:style-name="T24">，在.pro文件中有“</text:span><text:span text:style-name="T53">RESOURCE </text:span><text:span text:style-name="T67">+</text:span><text:span text:style-name="T53">= Spring.qrc</text:span><text:span text:style-name="T24">”，编译时就会生成一个qrc_</text:span><text:span text:style-name="T26">Spring.cpp文件</text:span><text:span text:style-name="T27">，如果没有用到.pro文件，也可以自行调用rcc或者在编译系统中添加编译规则，如下例子所示：</text:span></text:p>
      <text:p text:style-name="P15"><text:span text:style-name="T51">rc</text:span><text:span text:style-name="T54">c -binary Spring.qrc -o Spring.rcc</text:span></text:p>
      <text:p text:style-name="P13"><text:span text:style-name="T54">Q</text:span><text:span text:style-name="T55">R</text:span><text:span text:style-name="T54">esource::registerResource(''/path/to/Spring.rcc'');</text:span></text:p>
      <text:p text:style-name="P10"><text:span text:style-name="T56">rcc默认压缩Resource为ZIP格式，如果Resource已经是压缩格式了</text:span><text:span text:style-name="T57">，如.png</text:span><text:span text:style-name="T61">，</text:span><text:span text:style-name="T57">再压缩就没必要了，这个可以通过如下命令取消压缩：</text:span></text:p>
      <text:p text:style-name="P14"><text:span text:style-name="T51">rc</text:span><text:span text:style-name="T54">c -</text:span><text:span text:style-name="T58">no-compress</text:span><text:span text:style-name="T54"> Spring.qrc</text:span></text:p>
      <text:p text:style-name="P11"><text:span text:style-name="T59">有关rcc的详细用法可参考如下网址：</text:span></text:p>
      <text:p text:style-name="P11"><text:a xlink:type="simple" xlink:href="http://doc.qt.io/qt-5/rcc.html"><text:span text:style-name="T14">http://doc.qt.io/qt-5/</text:span></text:a><text:a xlink:type="simple" xlink:href="http://doc.qt.io/qt-5/rcc.html"><text:span text:style-name="T59">rcc</text:span></text:a><text:a xlink:type="simple" xlink:href="http://doc.qt.io/qt-5/rcc.html"><text:span text:style-name="T14">.html</text:span></text:a></text:p>
      <text:p text:style-name="P2"><text:span text:style-name="T26">QFile是Qt中的一个C++类</text:span><text:span text:style-name="T28">，提供了文件的读写接口</text:span><text:span text:style-name="T60">，具体可参考Qt文档。</text:span></text:p>
      <text:p text:style-name="P2"><text:span text:style-name="T60">另</text:span><text:span text:style-name="T62">，</text:span><text:span text:style-name="T60">QDir类提供了访问目录结构及内容的方法</text:span><text:span text:style-name="T63">，QResource类提供了直接读取Resource的接口</text:span><text:span text:style-name="T64">。</text:span></text:p>
      <text:p text:style-name="P3"><text:span text:style-name="T30">上面提到的.qrc文件是基于XML文件格式的</text:span><text:span text:style-name="T31">，如下例子所示</text:span><text:span text:style-name="T32">：</text:span></text:p>
      <text:p text:style-name="P5">&lt;!DOCTYPE RCC&gt;&lt;RCC version="1.0"&gt;</text:p>
      <text:p text:style-name="P5">&lt;qresource&gt;</text:p>
      <text:p text:style-name="P5"><text:s text:c="4"/>&lt;file&gt;images/ap<text:span text:style-name="T33">ple</text:span>.png&lt;/file&gt;</text:p>
      <text:p text:style-name="P5"><text:s text:c="4"/>&lt;file&gt;images/<text:span text:style-name="T34">pear</text:span>.png&lt;/file&gt;</text:p>
      <text:p text:style-name="P5"><text:s text:c="4"/>&lt;file <text:span text:style-name="T38">alias=''banana-img.</text:span><text:span text:style-name="T47">png</text:span><text:span text:style-name="T38">''</text:span>&gt;images/<text:span text:style-name="T35">banana</text:span>.png&lt;/file&gt;</text:p>
      <text:p text:style-name="P5">&lt;/qresource&gt;</text:p>
      <text:p text:style-name="P6">&lt;qresource <text:span text:style-name="T39">prefix=''/animals''</text:span>&gt;</text:p>
      <text:p text:style-name="P6"><text:s text:c="4"/>&lt;file&gt;<text:span text:style-name="T40">icons</text:span>/<text:span text:style-name="T42">tiger</text:span>.png&lt;/file&gt;</text:p>
      <text:p text:style-name="P6"><text:s text:c="4"/>&lt;file&gt;<text:span text:style-name="T40">icons</text:span>/<text:span text:style-name="T43">monkey</text:span>.png&lt;/file&gt;</text:p>
      <text:p text:style-name="P6"><text:s text:c="4"/>&lt;file <text:span text:style-name="T38">alias=''</text:span><text:span text:style-name="T45">fox</text:span><text:span text:style-name="T38">-</text:span><text:span text:style-name="T46">icon.</text:span><text:span text:style-name="T48">png</text:span><text:span text:style-name="T38">''</text:span>&gt;<text:span text:style-name="T41">icons</text:span>/<text:span text:style-name="T44">fox</text:span>.png&lt;/file&gt;</text:p>
      <text:p text:style-name="P6">&lt;/qresource&gt;</text:p>
      <text:p text:style-name="P5">&lt;/RCC&gt;</text:p>
      <text:p text:style-name="P8">&lt;qresource&gt;标签中的prefix属性可有可无。</text:p>
      <text:p text:style-name="P4"><text:span text:style-name="T36">&lt;file&gt;标签中的文件路径是相对于当前.qrc文件的，应该在同一级目录或者.qrc文件所在目录的子目录</text:span><text:span text:style-name="T37">，其alias属性还可以给</text:span><text:span text:style-name="T49">文件完整路径取个别名。</text:span></text:p>
      <text:p text:style-name="P4"><text:span text:style-name="T49">访问上面添加的文件时，以“:/”或者“qrc:///”开始，</text:span><text:span text:style-name="T50">接着是prefix，后面是文件的alias属性</text:span><text:span text:style-name="T52">值</text:span><text:span text:style-name="T50">或者完整路径，如下例子所示：</text:span></text:p>
      <text:p text:style-name="P7">:/<text:span text:style-name="T51">images/apple.png</text:span></text:p>
      <text:p text:style-name="P12">qrc:///animals/fox-icon.p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4-12-25T20:40:26</meta:creation-date>
    <meta:generator>LibreOffice/4.0.2.2$Linux_X86_64 LibreOffice_project/400m0$Build-2</meta:generator>
    <dc:date>2015-02-05T10:30:31</dc:date>
    <dc:creator>hanjunjie </dc:creator>
    <meta:editing-duration>PT4H37M37S</meta:editing-duration>
    <meta:editing-cycles>125</meta:editing-cycles>
    <meta:document-statistic meta:table-count="0" meta:image-count="0" meta:object-count="0" meta:page-count="1" meta:paragraph-count="30" meta:word-count="603" meta:character-count="1445" meta:non-whitespace-character-count="1401"/>
  </office:meta>
</office:document-meta>
</file>